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C5B5C79631759F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64cm" fo:min-width="3.6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97cm" fo:min-width="2.993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02cm" fo:min-width="0.77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608cm" fo:min-width="4.897cm"/>
    </style:style>
    <style:style style:name="gr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2.54cm" svg:x="7.667cm" svg:y="4.175cm">
          <text:p text:style-name="P1">Django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128cm" svg:height="4.762cm" svg:x="6.397cm" svg:y="12.43cm">
          <text:p text:style-name="P1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xml:id="id2" draw:id="id2" draw:layer="layout" svg:width="4.127cm" svg:height="4.127cm" svg:x="14.652cm" svg:y="7.35cm">
          <draw:image xlink:href="Pictures/100000010000020000000200C5B5C79631759FBB.png" xlink:type="simple" xlink:show="embed" xlink:actuate="onLoad" draw:mime-type="image/png">
            <text:p text:style-name="P1">Celery</text:p>
          </draw:image>
        </draw:frame>
        <draw:connector draw:style-name="gr4" draw:text-style-name="P2" draw:layer="layout" svg:x1="10.524cm" svg:y1="6.715cm" svg:x2="14.652cm" svg:y2="9.413cm" draw:start-shape="id1" draw:start-glue-point="2" draw:end-shape="id2" draw:end-glue-point="3" svg:d="M10524 6715v2698h4128" svg:viewBox="0 0 4129 2699">
          <text:p/>
        </draw:connector>
        <draw:custom-shape draw:style-name="gr5" draw:text-style-name="P1" draw:layer="layout" svg:width="3.492cm" svg:height="4.445cm" svg:x="18.145cm" svg:y="13.065cm">
          <text:p text:style-name="P1">redi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3" draw:id="id3" draw:layer="layout" svg:width="3.492cm" svg:height="4.445cm" svg:x="20.685cm" svg:y="12.43cm">
          <text:p text:style-name="P1">kvroc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svg:x1="18.779cm" svg:y1="9.413cm" svg:x2="22.431cm" svg:y2="12.43cm" draw:start-shape="id2" draw:end-shape="id3" draw:end-glue-point="5" svg:d="M18779 9413h3652v3017" svg:viewBox="0 0 3653 3018">
          <text:p/>
        </draw:connector>
        <draw:custom-shape draw:style-name="gr7" draw:text-style-name="P4" draw:layer="layout" svg:width="1.27cm" svg:height="0.952cm" svg:x="10.842cm" svg:y="9.573cm">
          <text:p text:style-name="P3"><text:span text:style-name="T1">Task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0.952cm" svg:x="12.43cm" svg:y="9.573cm">
          <text:p text:style-name="P3"><text:span text:style-name="T1">Tas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elery workers" draw:style-name="gr8" draw:text-style-name="P2" draw:layer="layout" svg:width="5.397cm" svg:height="2.858cm" svg:x="14.284cm" svg:y="8.30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492cm" svg:height="0.725cm" svg:x="16.24cm" svg:y="10.525cm">
          <draw:text-box>
            <text:p text:style-name="P5"><text:span text:style-name="T2">Celery workers</text:span></text:p>
          </draw:text-box>
        </draw:frame>
        <draw:connector draw:style-name="gr10" draw:text-style-name="P2" draw:layer="layout" svg:x1="7.667cm" svg:y1="5.445cm" svg:x2="6.397cm" svg:y2="14.811cm" draw:start-shape="id1" draw:start-glue-point="3" draw:end-shape="id4" svg:d="M7667 5445h-1771v9366h501" svg:viewBox="0 0 1772 936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11-22T22:26:11.401728224</meta:creation-date>
    <dc:date>2022-11-22T22:41:02.404396170</dc:date>
    <dc:creator>Cédric Bonhomme</dc:creator>
    <meta:editing-duration>PT3M20S</meta:editing-duration>
    <meta:editing-cycles>1</meta:editing-cycles>
    <meta:document-statistic meta:object-count="12"/>
    <meta:generator>LibreOffice/7.3.7.2$Linux_X86_64 LibreOffice_project/30$Build-2</meta:generator>
  </office:meta>
</office:document-meta>
</file>